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4f5a" officeooo:paragraph-rsid="001b4f5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b4f5a" officeooo:paragraph-rsid="001b4f5a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1ed8c0" officeooo:paragraph-rsid="001ed8c0"/>
    </style:style>
    <style:style style:name="P4" style:family="paragraph" style:parent-style-name="Standard">
      <style:text-properties officeooo:rsid="00211783" officeooo:paragraph-rsid="00211783"/>
    </style:style>
    <style:style style:name="P5" style:family="paragraph" style:parent-style-name="Standard">
      <style:text-properties officeooo:rsid="0021b513" officeooo:paragraph-rsid="0021b513"/>
    </style:style>
    <style:style style:name="P6" style:family="paragraph" style:parent-style-name="Standard">
      <style:text-properties fo:font-style="normal" officeooo:rsid="002d7e22" officeooo:paragraph-rsid="002d7e22" style:font-style-asian="normal" style:font-style-complex="normal"/>
    </style:style>
    <style:style style:name="P7" style:family="paragraph" style:parent-style-name="Standard">
      <style:text-properties fo:font-style="normal" officeooo:rsid="0025c900" officeooo:paragraph-rsid="0025c900" style:font-style-asian="normal" style:font-style-complex="normal"/>
    </style:style>
    <style:style style:name="P8" style:family="paragraph" style:parent-style-name="Standard">
      <style:text-properties fo:font-style="normal" officeooo:rsid="00274791" officeooo:paragraph-rsid="00274791" style:font-style-asian="normal" style:font-style-complex="normal"/>
    </style:style>
    <style:style style:name="P9" style:family="paragraph" style:parent-style-name="Standard">
      <style:text-properties fo:font-style="normal" officeooo:rsid="002eb0b8" officeooo:paragraph-rsid="00740859" style:font-style-asian="normal" style:font-style-complex="normal"/>
    </style:style>
    <style:style style:name="P10" style:family="paragraph" style:parent-style-name="Standard">
      <style:text-properties fo:font-style="normal" officeooo:rsid="003b5b3a" officeooo:paragraph-rsid="001b4f5a" style:font-style-asian="normal" style:font-style-complex="normal"/>
    </style:style>
    <style:style style:name="P11" style:family="paragraph" style:parent-style-name="Standard">
      <style:text-properties fo:font-style="normal" officeooo:rsid="001f1427" officeooo:paragraph-rsid="0076cf3c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274791" officeooo:paragraph-rsid="00274791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294bc3" officeooo:paragraph-rsid="0029110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a7d39" officeooo:paragraph-rsid="002a7d3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2d7e22" officeooo:paragraph-rsid="002d7e22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dec5d" officeooo:paragraph-rsid="002dec5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306c99" officeooo:paragraph-rsid="00306c9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31535f" officeooo:paragraph-rsid="0031535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5ba93" officeooo:paragraph-rsid="0035ba9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72847" officeooo:paragraph-rsid="00366d1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366d15" officeooo:paragraph-rsid="00366d1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3b84fd" officeooo:paragraph-rsid="003b84fd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3c7657" officeooo:paragraph-rsid="003c7657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3feaea" officeooo:paragraph-rsid="003feae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4375c3" officeooo:paragraph-rsid="004375c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456ec5" officeooo:paragraph-rsid="00456ec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472dd6" officeooo:paragraph-rsid="00472dd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47fcc1" officeooo:paragraph-rsid="0047fcc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4a7911" officeooo:paragraph-rsid="004a791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4b23a5" officeooo:paragraph-rsid="004b23a5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4e62b0" officeooo:paragraph-rsid="004e62b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4e9271" officeooo:paragraph-rsid="004e9271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4ea281" officeooo:paragraph-rsid="004ea28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4ff51d" officeooo:paragraph-rsid="004ff51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2dd17" officeooo:paragraph-rsid="0052dd17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37cfc" officeooo:paragraph-rsid="00537cfc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557620" officeooo:paragraph-rsid="00557620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558caa" officeooo:paragraph-rsid="005d182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592950" officeooo:paragraph-rsid="00592950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5a17f2" officeooo:paragraph-rsid="005a17f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740859" officeooo:paragraph-rsid="00740859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21a1e2" officeooo:paragraph-rsid="0076cf3c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solid" style:text-underline-type="double" style:text-underline-width="auto" style:text-underline-color="font-color" fo:font-weight="normal" officeooo:rsid="0052dd17" officeooo:paragraph-rsid="0052dd17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56e7b0" officeooo:paragraph-rsid="0056e7b0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572aea" officeooo:paragraph-rsid="00572aea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584374" officeooo:paragraph-rsid="0058437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5b1e0e" officeooo:paragraph-rsid="005b1e0e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5d1821" officeooo:paragraph-rsid="005d1821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64a954" officeooo:paragraph-rsid="0064a95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652f57" officeooo:paragraph-rsid="00652f5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663a3c" officeooo:paragraph-rsid="00663a3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676b21" officeooo:paragraph-rsid="00676b2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69aaf8" officeooo:paragraph-rsid="0069aaf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6cbe68" officeooo:paragraph-rsid="006cbe6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72c89f" officeooo:paragraph-rsid="0072c89f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78d0fe" officeooo:paragraph-rsid="0078d0fe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7a83f5" officeooo:paragraph-rsid="0079ad30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7a83f5" officeooo:paragraph-rsid="007cbd8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7cbd8f" officeooo:paragraph-rsid="007cbd8f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7dea1f" officeooo:paragraph-rsid="007dea1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7f6c9d" officeooo:paragraph-rsid="007f6c9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804483" officeooo:paragraph-rsid="00804483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officeooo:rsid="0025c900" officeooo:paragraph-rsid="0025c900"/>
    </style:style>
    <style:style style:name="P64" style:family="paragraph" style:parent-style-name="Standard">
      <style:text-properties officeooo:rsid="0029110a" officeooo:paragraph-rsid="0029110a"/>
    </style:style>
    <style:style style:name="P65" style:family="paragraph" style:parent-style-name="Standard">
      <style:text-properties officeooo:rsid="002a7d39" officeooo:paragraph-rsid="002a7d39"/>
    </style:style>
    <style:style style:name="P66" style:family="paragraph" style:parent-style-name="Standard">
      <style:text-properties officeooo:rsid="002a7d39" officeooo:paragraph-rsid="00486f19"/>
    </style:style>
    <style:style style:name="P67" style:family="paragraph" style:parent-style-name="Standard">
      <style:text-properties officeooo:rsid="002bed2d" officeooo:paragraph-rsid="002bed2d"/>
    </style:style>
    <style:style style:name="P68" style:family="paragraph" style:parent-style-name="Standard">
      <style:text-properties fo:font-style="italic" officeooo:rsid="00306c99" officeooo:paragraph-rsid="00306c99" style:font-style-asian="italic" style:font-style-complex="italic"/>
    </style:style>
    <style:style style:name="P69" style:family="paragraph" style:parent-style-name="Standard">
      <style:text-properties fo:font-style="italic" officeooo:rsid="0035ba93" officeooo:paragraph-rsid="0035ba93" style:font-style-asian="italic" style:font-style-complex="italic"/>
    </style:style>
    <style:style style:name="P70" style:family="paragraph" style:parent-style-name="Standard">
      <style:text-properties fo:font-style="italic" officeooo:rsid="00366d15" officeooo:paragraph-rsid="00366d15" style:font-style-asian="italic" style:font-style-complex="italic"/>
    </style:style>
    <style:style style:name="P71" style:family="paragraph" style:parent-style-name="Standard">
      <style:text-properties fo:font-style="italic" officeooo:rsid="00372847" officeooo:paragraph-rsid="00372847" style:font-style-asian="italic" style:font-style-complex="italic"/>
    </style:style>
    <style:style style:name="P72" style:family="paragraph" style:parent-style-name="Standard">
      <style:text-properties fo:font-style="italic" officeooo:rsid="00389a13" officeooo:paragraph-rsid="00389a13" style:font-style-asian="italic" style:font-style-complex="italic"/>
    </style:style>
    <style:style style:name="P73" style:family="paragraph" style:parent-style-name="Standard">
      <style:text-properties fo:font-style="italic" officeooo:rsid="003b84fd" officeooo:paragraph-rsid="003b84fd" style:font-style-asian="italic" style:font-style-complex="italic"/>
    </style:style>
    <style:style style:name="P74" style:family="paragraph" style:parent-style-name="Standard">
      <style:text-properties fo:font-style="italic" officeooo:rsid="003c7657" officeooo:paragraph-rsid="003c7657" style:font-style-asian="italic" style:font-style-complex="italic"/>
    </style:style>
    <style:style style:name="P75" style:family="paragraph" style:parent-style-name="Standard">
      <style:text-properties fo:font-style="italic" officeooo:rsid="003e0e53" officeooo:paragraph-rsid="003e0e53" style:font-style-asian="italic" style:font-style-complex="italic"/>
    </style:style>
    <style:style style:name="P76" style:family="paragraph" style:parent-style-name="Standard">
      <style:text-properties fo:font-style="italic" officeooo:rsid="0021b513" officeooo:paragraph-rsid="0021b513" style:font-style-asian="italic" style:font-style-complex="italic"/>
    </style:style>
    <style:style style:name="P77" style:family="paragraph" style:parent-style-name="Standard">
      <style:text-properties fo:font-style="italic" fo:font-weight="normal" officeooo:rsid="002bed2d" officeooo:paragraph-rsid="002a7d39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style:text-underline-style="none" fo:font-weight="normal" officeooo:rsid="00676b21" officeooo:paragraph-rsid="00676b21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style:text-underline-style="none" fo:font-weight="normal" officeooo:rsid="0069b1d0" officeooo:paragraph-rsid="0069b1d0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style:text-underline-style="none" fo:font-weight="normal" officeooo:rsid="0072c89f" officeooo:paragraph-rsid="0072c89f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style:text-underline-style="none" fo:font-weight="normal" officeooo:rsid="0079ad30" officeooo:paragraph-rsid="0079ad30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style:text-underline-style="none" fo:font-weight="normal" officeooo:rsid="007cbd8f" officeooo:paragraph-rsid="007cbd8f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style:text-underline-style="none" fo:font-weight="normal" officeooo:rsid="007dea1f" officeooo:paragraph-rsid="007dea1f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style:text-underline-style="none" fo:font-weight="normal" officeooo:rsid="007f6c9d" officeooo:paragraph-rsid="007f6c9d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style:text-underline-style="none" fo:font-weight="bold" officeooo:rsid="007cbd8f" officeooo:paragraph-rsid="007cbd8f" style:font-style-asian="italic" style:font-weight-asian="bold" style:font-style-complex="italic" style:font-weight-complex="bold"/>
    </style:style>
    <style:style style:name="P86" style:family="paragraph" style:parent-style-name="Standard">
      <style:text-properties officeooo:rsid="0069fd0b" officeooo:paragraph-rsid="0069fd0b"/>
    </style:style>
    <style:style style:name="P87" style:family="paragraph" style:parent-style-name="Standard">
      <style:text-properties officeooo:rsid="006bb179" officeooo:paragraph-rsid="006bb179"/>
    </style:style>
    <style:style style:name="P88" style:family="paragraph" style:parent-style-name="Standard">
      <style:text-properties fo:font-style="italic" style:text-underline-style="none" fo:font-weight="normal" officeooo:rsid="00804483" officeooo:paragraph-rsid="00804483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837564" officeooo:paragraph-rsid="00837564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6ec9" style:font-style-asian="italic" style:font-style-complex="italic"/>
    </style:style>
    <style:style style:name="T3" style:family="text">
      <style:text-properties fo:font-style="italic" officeooo:rsid="00389a13" style:font-style-asian="italic" style:font-style-complex="italic"/>
    </style:style>
    <style:style style:name="T4" style:family="text">
      <style:text-properties fo:font-style="italic" officeooo:rsid="003b5b3a" style:font-style-asian="italic" style:font-style-complex="italic"/>
    </style:style>
    <style:style style:name="T5" style:family="text">
      <style:text-properties fo:font-style="italic" officeooo:rsid="00428939" style:font-style-asian="italic" style:font-style-complex="italic"/>
    </style:style>
    <style:style style:name="T6" style:family="text">
      <style:text-properties fo:font-style="italic" officeooo:rsid="005b97da" style:font-style-asian="italic" style:font-style-complex="italic"/>
    </style:style>
    <style:style style:name="T7" style:family="text">
      <style:text-properties fo:font-style="italic" officeooo:rsid="006e5ccf" style:font-style-asian="italic" style:font-style-complex="italic"/>
    </style:style>
    <style:style style:name="T8" style:family="text">
      <style:text-properties fo:font-style="italic" officeooo:rsid="00703537" style:font-style-asian="italic" style:font-style-complex="italic"/>
    </style:style>
    <style:style style:name="T9" style:family="text">
      <style:text-properties fo:font-style="italic" officeooo:rsid="0070d2cb" style:font-style-asian="italic" style:font-style-complex="italic"/>
    </style:style>
    <style:style style:name="T10" style:family="text">
      <style:text-properties fo:font-style="italic" officeooo:rsid="00763e1b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94bc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bed2d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86f1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1e8950"/>
    </style:style>
    <style:style style:name="T17" style:family="text">
      <style:text-properties officeooo:rsid="0021832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94bc3" style:font-style-asian="normal" style:font-style-complex="normal"/>
    </style:style>
    <style:style style:name="T20" style:family="text">
      <style:text-properties fo:font-style="normal" officeooo:rsid="00326f86" style:font-style-asian="normal" style:font-style-complex="normal"/>
    </style:style>
    <style:style style:name="T21" style:family="text">
      <style:text-properties fo:font-style="normal" officeooo:rsid="00389a13" style:font-style-asian="normal" style:font-style-complex="normal"/>
    </style:style>
    <style:style style:name="T22" style:family="text">
      <style:text-properties fo:font-style="normal" officeooo:rsid="003b5b3a" style:font-style-asian="normal" style:font-style-complex="normal"/>
    </style:style>
    <style:style style:name="T23" style:family="text">
      <style:text-properties fo:font-style="normal" officeooo:rsid="007a83f5" style:font-style-asian="normal" style:font-style-complex="normal"/>
    </style:style>
    <style:style style:name="T24" style:family="text">
      <style:text-properties fo:font-style="normal" fo:font-weight="bold" officeooo:rsid="00294bc3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372847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7bd664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94bc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bed2d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7284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713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e87c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ed8c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86f1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bd664" style:font-style-asian="normal" style:font-weight-asian="normal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7bd664" style:font-weight-asian="bold" style:font-weight-complex="bold"/>
    </style:style>
    <style:style style:name="T38" style:family="text">
      <style:text-properties fo:font-weight="bold" officeooo:rsid="007ff87f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bed2d" style:font-weight-asian="normal" style:font-weight-complex="normal"/>
    </style:style>
    <style:style style:name="T41" style:family="text">
      <style:text-properties fo:font-weight="normal" officeooo:rsid="002f1f7f" style:font-weight-asian="normal" style:font-weight-complex="normal"/>
    </style:style>
    <style:style style:name="T42" style:family="text">
      <style:text-properties fo:font-weight="normal" officeooo:rsid="00372847" style:font-weight-asian="normal" style:font-weight-complex="normal"/>
    </style:style>
    <style:style style:name="T43" style:family="text">
      <style:text-properties fo:font-weight="normal" officeooo:rsid="003ed8cf" style:font-weight-asian="normal" style:font-weight-complex="normal"/>
    </style:style>
    <style:style style:name="T44" style:family="text">
      <style:text-properties fo:font-weight="normal" officeooo:rsid="00740859" style:font-weight-asian="normal" style:font-weight-complex="normal"/>
    </style:style>
    <style:style style:name="T45" style:family="text">
      <style:text-properties officeooo:rsid="00428939"/>
    </style:style>
    <style:style style:name="T46" style:family="text">
      <style:text-properties officeooo:rsid="004c6579"/>
    </style:style>
    <style:style style:name="T47" style:family="text">
      <style:text-properties officeooo:rsid="004e62b0"/>
    </style:style>
    <style:style style:name="T48" style:family="text">
      <style:text-properties officeooo:rsid="00513e24"/>
    </style:style>
    <style:style style:name="T49" style:family="text">
      <style:text-properties officeooo:rsid="005a17f2"/>
    </style:style>
    <style:style style:name="T50" style:family="text">
      <style:text-properties officeooo:rsid="005b97da"/>
    </style:style>
    <style:style style:name="T51" style:family="text">
      <style:text-properties officeooo:rsid="005ec86f"/>
    </style:style>
    <style:style style:name="T52" style:family="text">
      <style:text-properties officeooo:rsid="006342e7"/>
    </style:style>
    <style:style style:name="T53" style:family="text">
      <style:text-properties officeooo:rsid="0069b1d0"/>
    </style:style>
    <style:style style:name="T54" style:family="text">
      <style:text-properties officeooo:rsid="0069ed2a"/>
    </style:style>
    <style:style style:name="T55" style:family="text">
      <style:text-properties officeooo:rsid="006cc35e"/>
    </style:style>
    <style:style style:name="T56" style:family="text">
      <style:text-properties officeooo:rsid="006e5ccf"/>
    </style:style>
    <style:style style:name="T57" style:family="text">
      <style:text-properties officeooo:rsid="00703537"/>
    </style:style>
    <style:style style:name="T58" style:family="text">
      <style:text-properties officeooo:rsid="00705354"/>
    </style:style>
    <style:style style:name="T59" style:family="text">
      <style:text-properties officeooo:rsid="0070d2cb"/>
    </style:style>
    <style:style style:name="T60" style:family="text">
      <style:text-properties officeooo:rsid="00740859"/>
    </style:style>
    <style:style style:name="T61" style:family="text">
      <style:text-properties officeooo:rsid="00763e1b"/>
    </style:style>
    <style:style style:name="T62" style:family="text">
      <style:text-properties officeooo:rsid="0076cf3c"/>
    </style:style>
    <style:style style:name="T63" style:family="text">
      <style:text-properties officeooo:rsid="008378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ise à niveau Java</text:p>
      <text:p text:style-name="P1"/>
      <text:p text:style-name="P1"/>
      <text:p text:style-name="P1">Beaucoup de résolutions à l'exécution et pas à la compilation : plus facile pour définir des tableaux <text:tab/>dynamiques<text:span text:style-name="T16">.</text:span></text:p>
      <text:p text:style-name="P1"/>
      <text:p text:style-name="P1">Toutes les classes par défaut contiennent la méthode <text:span text:style-name="T1">toString()</text:span><text:span text:style-name="T20">. Son appel est souvent implicite.</text:span><text:span text:style-name="T21"> En <text:tab/>définir une pour sa classe (renvoie </text:span><text:span text:style-name="T3">string</text:span><text:span text:style-name="T21">, pas d'arguments, pas d'exceptions).</text:span><text:span text:style-name="T22"> Dans un <text:tab/></text:span><text:span text:style-name="T4">println</text:span><text:span text:style-name="T22">, il l'appelera tout seul si elle est définie, même pour une classe custom.</text:span></text:p>
      <text:p text:style-name="P10"/>
      <text:p text:style-name="P86"><text:span text:style-name="T22">O</text:span><text:span text:style-name="T18">n peut mettre plusieurs classes dans un fichier.</text:span></text:p>
      <text:p text:style-name="P1"/>
      <text:p text:style-name="P1">Le JDK sert à pseudo-compiler vers le .class, qui est portable sur toute architecture sur laquelle est <text:tab/>installée une JVM. Cette étape suivante, pour passer du bytecode à l'opcode, est gérée par <text:tab/>l'interpréteur dans la JVM ; il s'agit ici du JRE (Java Runtime Environment). Le JRE est <text:tab/>donc nécessaire pour exécuter du Java, et le JDK (beaucoup plus lourd) pour en compiler.</text:p>
      <text:p text:style-name="P87"><text:tab/>L'avantage de Java, c'est donc la portabilité ; partout où il y a une JVM, c'est bon.</text:p>
      <text:p text:style-name="P1"/>
      <text:p text:style-name="P3">Java n'est pas qu'un langage, c'est un environnement, un système à tendance autarcique (offre <text:tab/>pléthorique au niveau de la lib standard).</text:p>
      <text:p text:style-name="P3"/>
      <text:p text:style-name="P4">char sur 2 octets (donc support <text:span text:style-name="T17">natif </text:span>pour l'UTF-8).</text:p>
      <text:p text:style-name="P5"><text:tab/><text:span text:style-name="T1">== ne compare pas entre strings mais compare si l'objet pointé est le même. </text:span><text:span text:style-name="T2">str.equals()</text:span><text:span text:style-name="T1"> !</text:span></text:p>
      <text:p text:style-name="P76"/>
      <text:p text:style-name="P63">Un tableau statique doit être instancié sur la même ligne que sa déclaration.</text:p>
      <text:p text:style-name="P63">Un tableau dynamique doit être initialisé avec <text:span text:style-name="T1">new</text:span><text:span text:style-name="T18">.</text:span></text:p>
      <text:p text:style-name="P7"/>
      <text:p text:style-name="P12">Conventions de nommage :</text:p>
      <text:p text:style-name="P8"><text:tab/>- Camelcase </text:p>
      <text:p text:style-name="P8"><text:tab/>- Classe commence par une maj <text:s/>(donc nom de fichier aussi)</text:p>
      <text:p text:style-name="P8"><text:tab/>- Variable commence par une min</text:p>
      <text:p text:style-name="P8"><text:tab/>- Si constante, nom en maj avec des underscores.</text:p>
      <text:p text:style-name="P8"/>
      <text:p text:style-name="P64"><text:span text:style-name="T18">On peut surcharger ssi le nombre ou type des paramètres d'entrées ou de sortie change</text:span><text:span text:style-name="T19"> </text:span><text:span text:style-name="T24">SAUF SI</text:span><text:span text:style-name="T28"> <text:tab/>seul le type de retour change (l'interpréteur ne saura pas faire la différence entre les deux)</text:span></text:p>
      <text:p text:style-name="P13"/>
      <text:p text:style-name="P65"><text:span text:style-name="T12">s</text:span><text:span text:style-name="T11">tatic</text:span><text:span text:style-name="T27"> = appelable même sans instanciation. Par exemple, dans java.maths, les fonctions sont static, <text:tab/></text:span><text:span text:style-name="T29"><text:tab/></text:span><text:span text:style-name="T27">on a pas besoin d'instancier un constructeur de maths pour utiliser une fonction. Par </text:span><text:span text:style-name="T29"><text:tab/><text:tab/></text:span><text:span text:style-name="T27">ailleurs, une variable </text:span><text:span text:style-name="T11">static</text:span><text:span text:style-name="T27"> est stockée dans un unique espace mémoire ; 3 instances </text:span><text:span text:style-name="T29"><text:tab/><text:tab/></text:span><text:span text:style-name="T27">d'une classe auront la valeur du </text:span><text:span text:style-name="T11">static</text:span><text:span text:style-name="T27"> partagée par ces instances.</text:span></text:p>
      <text:p text:style-name="P65"><text:span text:style-name="T27"><text:tab/>Typiquement, une constante, une pseudo-bdd (puisque tout le monde partage la même et les <text:tab/></text:span><text:span text:style-name="T29"><text:tab/></text:span><text:span text:style-name="T27">modifications se répercutent donc) est </text:span><text:span text:style-name="T11">static</text:span></text:p>
      <text:p text:style-name="P65"><text:span text:style-name="T27"><text:tab/>Donc </text:span><text:span text:style-name="T11">static</text:span><text:span text:style-name="T27"> = on partage</text:span><text:span text:style-name="T29">. Pas de </text:span><text:span text:style-name="T13">this</text:span><text:span text:style-name="T29"> (pas d'instances)</text:span></text:p>
      <text:p text:style-name="P67"><text:span text:style-name="T27"><text:tab/>Pas besoin de méthodes </text:span><text:span text:style-name="T11">static</text:span><text:span text:style-name="T27"> la plupart du temps. Tant que </text:span><text:span text:style-name="T11">new</text:span><text:span text:style-name="T27"> n'a pas été appelé, rien <text:tab/><text:tab/><text:tab/>n'existe sauf ce qui est </text:span><text:span text:style-name="T11">static</text:span><text:span text:style-name="T27">.</text:span></text:p>
      <text:p text:style-name="P14"/>
      <text:p text:style-name="P66"><text:span text:style-name="T11">final</text:span><text:span text:style-name="T27"> = pas modifiable. </text:span><text:span text:style-name="T29">Une constante est donc </text:span><text:span text:style-name="T13">static final</text:span><text:span text:style-name="T14">.</text:span></text:p>
      <text:p text:style-name="P66"><text:span text:style-name="T14"><text:tab/></text:span><text:span text:style-name="T34">Pas héritable non plus (on peut déclarer une classe en </text:span><text:span text:style-name="T14">final</text:span><text:span text:style-name="T34">).</text:span></text:p>
      <text:p text:style-name="P77"/>
      <text:p text:style-name="P6"><text:span text:style-name="T40">P</text:span><text:span text:style-name="T39">ossibilité de faire des packages (obligé en JavaCard ou pour faire des </text:span><text:span text:style-name="T11">.jar</text:span><text:span text:style-name="T39"> = fichier </text:span><text:span text:style-name="T11">.zip</text:span><text:span text:style-name="T39"> qui <text:tab/>contient des fichiers </text:span><text:span text:style-name="T11">.class</text:span><text:span text:style-name="T39"> et un fichier contenant l'endroit où aller chercher le bootstrap (le <text:tab/>main)).</text:span></text:p>
      <text:p text:style-name="P15"><text:soft-page-break/><text:tab/>Nom du répertoire doit être = au nom du package.</text:p>
      <text:p text:style-name="P16"><text:tab/>Convention pour le nommage : le nom du package commence par un nom de domaine qu'on</text:p>
      <text:p text:style-name="P16"><text:tab/><text:tab/>contrôle</text:p>
      <text:p text:style-name="P9"><text:span text:style-name="T39">Idéal : expliciter les classes qu'on va chercher (pas de .*</text:span><text:span text:style-name="T44">http://192.168.20.100/~user/Remise_a_niveau_java/partie_4/</text:span><text:span text:style-name="T39">), pour pas toutes aller les chercher et pour <text:tab/>que ça <text:s/>soit clair à la lecture (on sait d'où une classe utilisée vient</text:span><text:span text:style-name="T41">, et pas d'ambigüité</text:span><text:span text:style-name="T39">).</text:span></text:p>
      <text:p text:style-name="P68"><text:span text:style-name="T39">protected</text:span><text:span text:style-name="T27"> </text:span><text:span text:style-name="T32">visible pour les héritiers</text:span><text:span text:style-name="T35"> </text:span><text:span text:style-name="T26">et le package courant, dont le dossier via le </text:span><text:span text:style-name="T37">classpath</text:span><text:span text:style-name="T32">, protégé </text:span><text:span text:style-name="T35"><text:tab/></text:span><text:span text:style-name="T32">pour les autres.</text:span></text:p>
      <text:p text:style-name="P71"><text:span text:style-name="T25"><text:tab/></text:span><text:span text:style-name="T27">On peut mettre des variables en </text:span><text:span text:style-name="T39">protected</text:span><text:span text:style-name="T43">/private</text:span><text:span text:style-name="T27"> mais pouvoir les récupérer ailleurs avec </text:span><text:span text:style-name="T33"><text:tab/><text:tab/></text:span><text:span text:style-name="T27">des </text:span><text:span text:style-name="T39">getters</text:span><text:span text:style-name="T27">.</text:span><text:span text:style-name="T33"> Ce qui permet d'interdire la modification et d'autoriser la lecture par <text:tab/><text:tab/><text:tab/>exemple. En général, un </text:span><text:span text:style-name="T43">setter</text:span><text:span text:style-name="T33"> serait associé à une authentification.</text:span></text:p>
      <text:p text:style-name="P17"/>
      <text:p text:style-name="P18">En Java, args[0] = premier argument (pas le nom du programme).<text:span text:style-name="T61"> Pour avoir </text:span><text:span text:style-name="T10">argc</text:span><text:span text:style-name="T61">, </text:span><text:span text:style-name="T10">args.length</text:span></text:p>
      <text:p text:style-name="P18"/>
      <text:p text:style-name="P19">"015648" =&gt; (int) 015648 <text:s text:c="2"/>-----&gt; int = Integer.parseInt ( string )</text:p>
      <text:p text:style-name="P69"><text:span text:style-name="T27"><text:tab/>Si </text:span><text:span text:style-name="T39">string</text:span><text:span text:style-name="T27"> contient des caractères autres que numériques, exception.</text:span></text:p>
      <text:p text:style-name="P19"/>
      <text:p text:style-name="P19"/>
      <text:p text:style-name="P70"><text:span text:style-name="T27">Définir plusieurs constructeurs à la chaîne comme dans </text:span><text:span text:style-name="T39">Vecteur3D.java</text:span><text:span text:style-name="T27"> avec les </text:span><text:span text:style-name="T39">this</text:span><text:span text:style-name="T27">.</text:span></text:p>
      <text:p text:style-name="P70"><text:span text:style-name="T27"><text:tab/></text:span><text:span text:style-name="T39">this.attribut</text:span></text:p>
      <text:p text:style-name="P70"><text:span text:style-name="T39"><text:tab/>this(valeurs)</text:span><text:span text:style-name="T27"> = appelle le constructeur de cette classe avec ces valeurs</text:span></text:p>
      <text:p text:style-name="P70"><text:span text:style-name="T27"><text:tab/>Permet de faire des chaînages simples et intelligents pour pouvoir faire des fonctionnalités <text:tab/><text:tab/>différentes selon les cas</text:span><text:span text:style-name="T30"> (</text:span><text:span text:style-name="T42">ex :</text:span><text:span text:style-name="T30"> le constructeur général, chaîné pour un cas particulier).</text:span></text:p>
      <text:p text:style-name="P20"/>
      <text:p text:style-name="P72"><text:span text:style-name="T30">F</text:span><text:span text:style-name="T27">onctionne toujours en références (comme des pointeurs) ; on modifie toujours la "vraie" valeur et <text:tab/>pas une </text:span><text:span text:style-name="T31">"copie".</text:span></text:p>
      <text:p text:style-name="P21"/>
      <text:p text:style-name="P21"/>
      <text:p text:style-name="P73"><text:span text:style-name="T27">Java va résoudre le nom d'une fonction en regardant les classes importées et celles de la lib <text:tab/>standard. Il a aussi une variable </text:span><text:span text:style-name="T39">classpath</text:span><text:span text:style-name="T27"> personnelle qui contient toujours par défaut le <text:tab/>dossier courant ; les classes du dossier courant n'ont donc pas à être </text:span><text:span text:style-name="T39">import</text:span><text:span text:style-name="T27"> ; il les trouvera <text:tab/>toutes seules.</text:span></text:p>
      <text:p text:style-name="P22"><text:tab/>Si on fait un package, ça marche plus : les classes seront dans des répertoires différents (une <text:tab/><text:tab/>par package). Il faut importer.</text:p>
      <text:p text:style-name="P74"><text:span text:style-name="T27"><text:tab/>Pour un fichier </text:span><text:span text:style-name="T39">.jar</text:span><text:span text:style-name="T27"> , il faut l'ajouter au </text:span><text:span text:style-name="T39">classpath</text:span><text:span text:style-name="T27">.</text:span></text:p>
      <text:p text:style-name="P23"/>
      <text:p text:style-name="P23"/>
      <text:p text:style-name="P75"><text:span text:style-name="T27">Héritage : </text:span><text:span text:style-name="T39">Foo </text:span><text:span text:style-name="T36">extends</text:span><text:span text:style-name="T39"> Bar {</text:span></text:p>
      <text:p text:style-name="P24"><text:tab/>Avec l'héritage on peut surcharger une méthode même avec des paramètres identiques ; la <text:tab/><text:tab/>précédente est alors complètement remplacée.</text:p>
      <text:p text:style-name="P24"><text:tab/><text:span text:style-name="T1">super</text:span> = <text:span text:style-name="T1">this</text:span> pour la classe parente.<text:span text:style-name="T45"> On ne pas pas explicitement chaîner les </text:span><text:span text:style-name="T5">super</text:span><text:span text:style-name="T45">, mais on <text:tab/><text:tab/>peut chaîner un </text:span><text:span text:style-name="T5">super</text:span><text:span text:style-name="T45"> avec une méthode qui contiendrait elle-même un </text:span><text:span text:style-name="T5">super</text:span><text:span text:style-name="T45">.</text:span></text:p>
      <text:p text:style-name="P24"/>
      <text:p text:style-name="P25"><text:tab/>On peut appeler une fonction parente : si <text:span text:style-name="T1">etudiant extends personne</text:span>, on peut faire <text:tab/><text:tab/><text:tab/><text:span text:style-name="T1">etudiant.fonctionDePersonne(); </text:span>en plus de <text:span text:style-name="T1">etudiant.fonctionDeEtudiant();</text:span></text:p>
      <text:p text:style-name="P26"><text:tab/>Se combine avec les surcharges/chaînages.</text:p>
      <text:p text:style-name="P25"/>
      <text:p text:style-name="P25">Mono-héritage en Java.</text:p>
      <text:p text:style-name="P24"/>
      <text:p text:style-name="P27">Du cast comme en C :<text:span text:style-name="T1"> long x ; int y = (int) x;</text:span></text:p>
      <text:p text:style-name="P27"><text:tab/>On peut aussi transtyper des classes custom, comme <text:span text:style-name="T1">etudiant e ; personne p = (personne) e;</text:span></text:p>
      <text:p text:style-name="P27"><text:soft-page-break/><text:span text:style-name="T1"><text:tab/><text:tab/></text:span>(Ne marche bien sûr pas dans l'autre sens)</text:p>
      <text:p text:style-name="P27"/>
      <text:p text:style-name="P27"/>
      <text:p text:style-name="P28">Classe primordiale en Java : <text:span text:style-name="T1">Object</text:span></text:p>
      <text:p text:style-name="P28"/>
      <text:p text:style-name="P28"/>
      <text:p text:style-name="P29">Interface : <text:span text:style-name="T1">Foo </text:span><text:span text:style-name="T15">implements</text:span><text:span text:style-name="T36"> </text:span><text:span text:style-name="T1">Bar, Bar2 {</text:span></text:p>
      <text:p text:style-name="P29"><text:span text:style-name="T1"><text:tab/></text:span>Multiple interfaçage possible<text:span text:style-name="T60">.</text:span></text:p>
      <text:p text:style-name="P41"><text:tab/>Interface = on met dans la première classe, celle de l'interface, uniquement les headers des <text:tab/><text:tab/>fonctions qui devront être présentes dans les implémentations de cette interface.</text:p>
      <text:p text:style-name="P41"><text:tab/><text:tab/>Celles-ci les définiront.</text:p>
      <text:p text:style-name="P41"/>
      <text:p text:style-name="P29"/>
      <text:p text:style-name="P30">Les exceptions sont <text:span text:style-name="T46">levées</text:span> à l'exécution.<text:span text:style-name="T47"> Le traitement des exceptions = "attraper des exceptions".</text:span></text:p>
      <text:p text:style-name="P31"><text:tab/><text:span text:style-name="T1">try{X} catch (Exception e){Y}</text:span></text:p>
      <text:p text:style-name="P31"><text:tab/><text:tab/>X : action risquée, typiquement une interaction avec l'extérieur</text:p>
      <text:p text:style-name="P31"><text:tab/><text:tab/>Y : chose à faire</text:p>
      <text:p text:style-name="P31"><text:tab/>On peut lister nommément les exceptions, <text:span text:style-name="T1">Exception &lt;- FileNotFoundException</text:span> , suivi d'un <text:tab/><text:tab/>autre <text:span text:style-name="T1">catch (ArithmeticException e2){Z} </text:span>pour continuer</text:p>
      <text:p text:style-name="P31"><text:tab/>Et on finit par le dernier "<text:span text:style-name="T1">catch (Exception e){Y}</text:span>" qui est le cas par défaut : <text:span text:style-name="T1">Exception</text:span> est <text:tab/><text:tab/>celle qui sera toujours appelée en cas d'erreur en Java.</text:p>
      <text:p text:style-name="P31"/>
      <text:p text:style-name="P32"><text:tab/>On peut propager les exceptions au lieu de les traiter, avec <text:span text:style-name="T15">throws</text:span>, et c'est la fonction <text:tab/><text:tab/><text:tab/>appelante qui pourra la récupérer et la traiter.</text:p>
      <text:p text:style-name="P33"><text:tab/><text:tab/>Au lieu de la gérer directement dans la méthode en question avec un try/catch</text:p>
      <text:p text:style-name="P34"><text:tab/><text:span text:style-name="T52">En général mieux de le faire pour chaque méthode, et donc de try/catch.</text:span></text:p>
      <text:p text:style-name="P34"/>
      <text:p text:style-name="P34"><text:tab/>On peut créer sa propre exception avec <text:span text:style-name="T15">throw</text:span>. <text:span text:style-name="T48">On peut forcer leur déclenchement lors d'un <text:tab/><text:tab/>test (test de X si on doit diviser par X par exemple).</text:span></text:p>
      <text:p text:style-name="P34"/>
      <text:p text:style-name="P39"><text:tab/>Quand une exception est levée, le reste du bloc de code après l'endroit où l'exception a été <text:tab/><text:tab/>levée n'est pas exécuté<text:span text:style-name="T49"> ! Attention à ça. </text:span></text:p>
      <text:p text:style-name="P40"><text:tab/>Un try autour de la boucle OUX à l'intérieur de la boucle change tout, si c'est autour et que <text:tab/><text:tab/>ça lève, toute la boucle saute</text:p>
      <text:p text:style-name="P11"/>
      <text:p text:style-name="P42"><text:span text:style-name="T62"><text:tab/></text:span>Les déclarations doivent être en dehors des try/catch (initialiser à null).</text:p>
      <text:p text:style-name="P34"/>
      <text:p text:style-name="P35"><text:span text:style-name="T1">java.lang</text:span> équivalent à <text:span text:style-name="T1">stdlib</text:span> en C</text:p>
      <text:p text:style-name="P35"><text:span text:style-name="T1">java.io</text:span> équivalent à <text:span text:style-name="T1">stdio</text:span> en C</text:p>
      <text:p text:style-name="P36">... et d'autres, voir le cours de Guyot.</text:p>
      <text:p text:style-name="P36"/>
      <text:p text:style-name="P36"/>
      <text:p text:style-name="P37">Beaucoup de méthodes innées pour de la manipulation de strings.</text:p>
      <text:p text:style-name="P38">Il y a aussi la classe StringBuffer, qui permet non plus de récupérer de l'information mais de <text:tab/>modifier de l'information (comme si on jouait avec des pointeurs en C).</text:p>
      <text:p text:style-name="P48">Classe <text:span text:style-name="T1">StringTokenizer</text:span> permet de traiter des strings aussi, comme séparer des éléments avec des <text:tab/><text:span text:style-name="T52">séparateurs</text:span>, puis les traiter facilement, etc.<text:span text:style-name="T51"> Typiquement, l'utilisateur écrit des entiers à <text:tab/>sommer ("10 16", séparateur=" "), et on les récupère de cette façon.</text:span></text:p>
      <text:p text:style-name="P43"/>
      <text:p text:style-name="P44">Des dizaines de classes de flux différents sont déjà là à utiliser, selon les types, les flux....</text:p>
      <text:p text:style-name="P45"><text:tab/>On peut <text:span text:style-name="T1">read/write</text:span>, mais de nombreuses autres classes sont là pour faire ça mieux.</text:p>
      <text:p text:style-name="P61">protected</text:p>
      <text:p text:style-name="P46"><text:soft-page-break/><text:span text:style-name="T1">stdin/stdout</text:span> du C/C++ devient ici <text:span text:style-name="T1">System.in</text:span> et <text:span text:style-name="T1">System.out</text:span></text:p>
      <text:p text:style-name="P47">Saisie clavier : <text:span text:style-name="T1">BufferedReader entree = new BufferedReader (new InputStreamReader(System.in));</text:span></text:p>
      <text:p text:style-name="P47"><text:span text:style-name="T1"><text:tab/></text:span>Ensuite on peut faire avec <text:span text:style-name="T1">ligne = entree.readLine();</text:span> et traiter <text:span text:style-name="T1">lign</text:span><text:span text:style-name="T6">e </text:span><text:span text:style-name="T50">pour la suite</text:span></text:p>
      <text:p text:style-name="P49"><text:tab/>On traite le flux dans un <text:span text:style-name="T1">while (ligne=entree.readLine() != null) </text:span>pour aller de paramètre en <text:tab/><text:tab/>paramètre.</text:p>
      <text:p text:style-name="P54"><text:tab/>Il y a un <text:span text:style-name="T55">snippet</text:span> tout fait pour de l'output dans le code de M. Guyot<text:span text:style-name="T56"> (</text:span><text:span text:style-name="T7">TCPServer.java</text:span><text:span text:style-name="T56">)</text:span>.</text:p>
      <text:p text:style-name="P50">On peut tester les caractères aussi (dans la classe <text:span text:style-name="T1">Character</text:span>, <text:span text:style-name="T1">isALetter()</text:span> / <text:span text:style-name="T1">isANumber()</text:span>...) qu'on <text:tab/>devra tester sur chaque caractère intéressant d'un string via une boucle</text:p>
      <text:p text:style-name="P50"/>
      <text:p text:style-name="P51">Multi-threading : </text:p>
      <text:p text:style-name="P51"/>
      <text:p text:style-name="P51"><text:tab/><text:span text:style-name="T1">start()</text:span> vient avec la classe Thread</text:p>
      <text:p text:style-name="P51"><text:tab/>Il faut <text:span text:style-name="T54">implémenter</text:span> la méthode <text:span text:style-name="T1">run()</text:span> parce qu'elle sera <text:span text:style-name="T1">forkée</text:span> par <text:span text:style-name="T1">start</text:span>. <text:span text:style-name="T1">run</text:span> fait l'action <text:span text:style-name="T54"><text:tab/><text:tab/><text:tab/></text:span>qu'on souhaite, et <text:span text:style-name="T1">run</text:span><text:span text:style-name="T9">()</text:span> doit être sans arguments, public, void et ne pas retourner <text:span text:style-name="T54"><text:tab/><text:tab/><text:tab/>(propager en fait) </text:span>d'exceptions.<text:span text:style-name="T59"> </text:span><text:span text:style-name="T9">run()</text:span><text:span text:style-name="T59"> fait le traitement.</text:span></text:p>
      <text:p text:style-name="P52"><text:tab/>En pratique, par exemple pour un serveur qui doit communiquer avec plusieurs clients, il <text:tab/><text:tab/>suffit de programmer <text:span text:style-name="T58">qu'</text:span>à chaque nouveau client <text:span text:style-name="T58">on</text:span> instancie un nouve<text:span text:style-name="T57">au </text:span><text:span text:style-name="T8">start</text:span><text:span text:style-name="T57"> pour <text:tab/><text:tab/>relancer l'écoute en plus d'avoir accepté le premier (</text:span><text:span text:style-name="T8">TCPServer.java</text:span><text:span text:style-name="T57">).</text:span></text:p>
      <text:p text:style-name="P52"><text:tab/></text:p>
      <text:p text:style-name="P52">Exemple simple pour 2 threads :</text:p>
      <text:p text:style-name="P52"/>
      <text:p text:style-name="P78"><text:tab/>public class Foo extends Thread {</text:p>
      <text:p text:style-name="P78"><text:tab/><text:tab/></text:p>
      <text:p text:style-name="P78"><text:tab/><text:tab/>public Foo(){</text:p>
      <text:p text:style-name="P78"><text:tab/><text:tab/><text:tab/>start();</text:p>
      <text:p text:style-name="P78"><text:tab/><text:tab/><text:tab/>while(true)</text:p>
      <text:p text:style-name="P78"><text:tab/><text:tab/><text:tab/><text:tab/>System.out.println("A");</text:p>
      <text:p text:style-name="P78"><text:tab/><text:tab/>}</text:p>
      <text:p text:style-name="P78"/>
      <text:p text:style-name="P78"><text:tab/><text:tab/>public void run(){</text:p>
      <text:p text:style-name="P78"><text:tab/><text:tab/><text:tab/>while(true)</text:p>
      <text:p text:style-name="P78"><text:tab/><text:tab/><text:tab/><text:tab/>System.out.println("B");</text:p>
      <text:p text:style-name="P78"><text:tab/><text:tab/>}</text:p>
      <text:p text:style-name="P78"/>
      <text:p text:style-name="P78"><text:tab/><text:tab/>public static void main(String[] args){</text:p>
      <text:p text:style-name="P78"><text:tab/><text:tab/><text:tab/>new Foo()<text:span text:style-name="T53">;</text:span></text:p>
      <text:p text:style-name="P78"><text:tab/><text:tab/>}</text:p>
      <text:p text:style-name="P79"><text:tab/>}</text:p>
      <text:p text:style-name="P52"/>
      <text:p text:style-name="P52"/>
      <text:p text:style-name="P53">En pratique, comme le scheduler donne un temps à chaque process et qu'un println est très court, il <text:tab/>y aura plusieurs passages dans la boucle avant de changer de thread.</text:p>
      <text:p text:style-name="P53"/>
      <text:p text:style-name="P55">Si on avait voulu garder un tableau des users, ou d'une donnée quelconque, elle aurait du être <text:span text:style-name="T1">static.</text:span></text:p>
      <text:p text:style-name="P80"/>
      <text:p text:style-name="P55"/>
      <text:p text:style-name="P56">Par défaut, les class doivent être mises en private/protected, comme les variables.</text:p>
      <text:p text:style-name="P56"/>
      <text:p text:style-name="P81">if(code ; test booléen ; code)<text:span text:style-name="T18">. On peut donc faire </text:span>if( i=0; i&lt;=size ; i++, j++ )<text:span text:style-name="T18">, on sépare les <text:tab/>instructions par des "</text:span>,<text:span text:style-name="T18">"</text:span><text:span text:style-name="T23">.</text:span></text:p>
      <text:p text:style-name="P57"/>
      <text:p text:style-name="P61">protected</text:p>
      <text:p text:style-name="P85"><text:soft-page-break/><text:span text:style-name="T23">I</text:span><text:span text:style-name="T18">MPORTANT :</text:span></text:p>
      <text:p text:style-name="P58"/>
      <text:p text:style-name="P82"><text:span text:style-name="T23">M</text:span><text:span text:style-name="T18">ais on gère ça en objet : au lieu de jouer avec les </text:span>if <text:span text:style-name="T18">pour les cas d'erreur, on gère des exceptions.</text:span></text:p>
      <text:p text:style-name="P82"><text:span text:style-name="T18"><text:tab/>Souvent, c'est mieux de les </text:span>catch<text:span text:style-name="T18"> dans la fonction même, pour les gérer tout de suite.</text:span></text:p>
      <text:p text:style-name="P82"><text:span text:style-name="T18"><text:tab/><text:tab/>Auquel cas on a juste un </text:span>try/catch<text:span text:style-name="T18"> standard</text:span></text:p>
      <text:p text:style-name="P59"><text:tab/>Parfois comme pour le projet RPL, il faut propager l'erreur. Par exemple, dans le cas où la <text:tab/> fonction qui peut faire une erreur a une valeur de retour qu'une autre fonction attends.</text:p>
      <text:p text:style-name="P59"><text:tab/><text:tab/>En effet, si elle crash, la fonction qui l'a appelée attends quand même une valeur de <text:tab/><text:tab/> retour, donc elle aussi va crash même si l'exception était gérée dans le premier cas.</text:p>
      <text:p text:style-name="P82"><text:span text:style-name="T18"><text:tab/><text:tab/>Il faut donc </text:span><text:span text:style-name="T36">public int fun() throws Exception {</text:span> <text:span text:style-name="T18">pour que la méthode appelante <text:tab/><text:tab/><text:tab/> puisse la </text:span>try<text:span text:style-name="T18">/</text:span>catch<text:span text:style-name="T18">.</text:span></text:p>
      <text:p text:style-name="P84"><text:span text:style-name="T18"><text:tab/><text:tab/>Ensuite, dans le code, il s'agit d'un </text:span><text:span text:style-name="T36">if(erreur) throw new Exception()</text:span><text:span text:style-name="T38">;</text:span></text:p>
      <text:p text:style-name="P59"/>
      <text:p text:style-name="P59"/>
      <text:p text:style-name="P59"/>
      <text:p text:style-name="P59"/>
      <text:p text:style-name="P83"><text:span text:style-name="T18">Il doit nécessairement y avoir au moins une classe </text:span>public<text:span text:style-name="T18"> par fichier ; sinon, même l'interpréteur <text:tab/>Java ne pourra pas lire.</text:span></text:p>
      <text:p text:style-name="P83"><text:span text:style-name="T18">C'est la raison pour laquelle un </text:span>main<text:span text:style-name="T18"> doit être </text:span>public<text:span text:style-name="T18"> </text:span>static<text:span text:style-name="T18"> ; static veut dire que ça existe <text:tab/>indépendamment de l'instantiation ; ces données sont donc existantes même sans <text:tab/>instantiation. Comme le </text:span>main<text:span text:style-name="T18"> est le </text:span>bootstrap, <text:span text:style-name="T18">il doit pouvoir se charger.</text:span></text:p>
      <text:p text:style-name="P60"/>
      <text:p text:style-name="P60"/>
      <text:p text:style-name="P62">On retrouve l'opérateur ternaire en Java :</text:p>
      <text:p text:style-name="P62"><text:tab/><text:span text:style-name="T1">(_?_:_)</text:span> où <text:span text:style-name="T1">(test_booléen?T:F)</text:span></text:p>
      <text:p text:style-name="P88"/>
      <text:p text:style-name="P89"/>
      <text:p text:style-name="P89">Si on fait tout bien en objet, une interface utilisateur ne peut pas être dans le main ; elle est dans une <text:span text:style-name="T63"><text:tab/></text:span>autre classe appelée par le main.</text:p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0:09:35.564451412</meta:creation-date>
    <dc:date>2016-10-14T18:00:26.887236696</dc:date>
    <meta:editing-duration>PT5H10M38S</meta:editing-duration>
    <meta:editing-cycles>98</meta:editing-cycles>
    <meta:generator>LibreOffice/5.2.2.2.0$Linux_X86_64 LibreOffice_project/20m0$Build-2</meta:generator>
    <meta:document-statistic meta:table-count="0" meta:image-count="0" meta:object-count="0" meta:page-count="5" meta:paragraph-count="122" meta:word-count="1788" meta:character-count="11017" meta:non-whitespace-character-count="9152"/>
  </office:meta>
</office:document-meta>
</file>